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27in"/>
    </style:style>
    <style:style style:name="co2" style:family="table-column">
      <style:table-column-properties fo:break-before="auto" style:column-width="1.2256in"/>
    </style:style>
    <style:style style:name="co3" style:family="table-column">
      <style:table-column-properties fo:break-before="auto" style:column-width="0.8181in"/>
    </style:style>
    <style:style style:name="co4" style:family="table-column">
      <style:table-column-properties fo:break-before="auto" style:column-width="1.2362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01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937in"/>
    </style:style>
    <style:style style:name="co9" style:family="table-column">
      <style:table-column-properties fo:break-before="auto" style:column-width="1.3508in"/>
    </style:style>
    <style:style style:name="co10" style:family="table-column">
      <style:table-column-properties fo:break-before="auto" style:column-width="1.2429in"/>
    </style:style>
    <style:style style:name="co11" style:family="table-column">
      <style:table-column-properties fo:break-before="auto" style:column-width="1.8654in"/>
    </style:style>
    <style:style style:name="co12" style:family="table-column">
      <style:table-column-properties fo:break-before="auto" style:column-width="2.5945in"/>
    </style:style>
    <style:style style:name="co13" style:family="table-column">
      <style:table-column-properties fo:break-before="auto" style:column-width="1.3756in"/>
    </style:style>
    <style:style style:name="co14" style:family="table-column">
      <style:table-column-properties fo:break-before="auto" style:column-width="1.5791in"/>
    </style:style>
    <style:style style:name="co15" style:family="table-column">
      <style:table-column-properties fo:break-before="auto" style:column-width="1.4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be33d" fo:border="0.06pt solid #000000"/>
    </style:style>
    <style:style style:name="ce2" style:family="table-cell" style:parent-style-name="Default">
      <style:table-cell-properties fo:background-color="#ffff00" fo:border="0.06pt solid #000000"/>
    </style:style>
    <style:style style:name="ce3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be33d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ackground-color="#bbe33d" fo:border="0.06pt solid #000000"/>
    </style:style>
    <style:style style:name="ce12" style:family="table-cell" style:parent-style-name="Default">
      <style:table-cell-properties fo:background-color="#ffff00" fo:border="0.06pt solid #000000"/>
    </style:style>
    <style:style style:name="ce13" style:family="table-cell" style:parent-style-name="Default">
      <style:table-cell-properties fo:background-color="#ffff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bbe33d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Times" table:style-name="ta1"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3"/>
        <table:table-column table:style-name="co6" table:default-cell-style-name="ce12"/>
        <table:table-column table:style-name="co7" table:default-cell-style-name="ce12"/>
        <table:table-column table:style-name="co5" table:default-cell-style-name="ce12"/>
        <table:table-column table:style-name="co8" table:number-columns-repeated="2" table:default-cell-style-name="Default"/>
        <table:table-column table:style-name="co5" table:default-cell-style-name="Default"/>
        <table:table-row table:style-name="ro1">
          <table:table-cell table:style-name="ce11" office:value-type="string" calcext:value-type="string">
            <text:p>Number of nodes</text:p>
          </table:table-cell>
          <table:table-cell table:style-name="ce11" office:value-type="string" calcext:value-type="string">
            <text:p>Number of groups</text:p>
          </table:table-cell>
          <table:table-cell table:style-name="ce11" office:value-type="string" calcext:value-type="string">
            <text:p>Group Size</text:p>
          </table:table-cell>
          <table:table-cell table:style-name="ce11" office:value-type="string" calcext:value-type="string">
            <text:p># Viable Solutions</text:p>
          </table:table-cell>
          <table:table-cell table:style-name="ce11" office:value-type="string" calcext:value-type="string">
            <text:p>Time (seconds)</text:p>
          </table:table-cell>
          <table:table-cell table:style-name="ce11" office:value-type="string" calcext:value-type="string">
            <text:p>Max path cost</text:p>
          </table:table-cell>
          <table:table-cell table:style-name="ce11" office:value-type="string" calcext:value-type="string">
            <text:p>Max step cost</text:p>
          </table:table-cell>
          <table:table-cell table:style-name="ce11" office:value-type="string" calcext:value-type="string">
            <text:p>Version</text:p>
          </table:table-cell>
          <table:table-cell table:style-name="ce11" office:value-type="string" calcext:value-type="string">
            <text:p>Solutions/Sec</text:p>
          </table:table-cell>
          <table:table-cell/>
          <table:table-cell office:value-type="string" calcext:value-type="string">
            <text:p>Runtime Improvement</text:p>
          </table:table-cell>
          <table:table-cell table:style-name="ce15" office:value-type="string" calcext:value-type="string">
            <text:p>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550" calcext:value-type="float">
            <text:p>11550</text:p>
          </table:table-cell>
          <table:table-cell office:value-type="float" office:value="4.61098623275757" calcext:value-type="float">
            <text:p>4.61098623275757</text:p>
          </table:table-cell>
          <table:table-cell office:value-type="float" office:value="999999" calcext:value-type="float">
            <text:p>999999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[.D2]/[.E2]" office:value-type="float" office:value="2504.88711459297" calcext:value-type="float">
            <text:p>2504.88711459297</text:p>
          </table:table-cell>
          <table:table-cell/>
          <table:table-cell office:value-type="string" calcext:value-type="string">
            <text:p>2 → 3</text:p>
          </table:table-cell>
          <table:table-cell table:formula="of:=100*((([.E2]/[.E5])+([.E3]/[.E6])+([.E4]/[.E7]))/3)-100" office:value-type="float" office:value="130.224216713331" calcext:value-type="float">
            <text:p>130.22421671333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2400" calcext:value-type="float">
            <text:p>92400</text:p>
          </table:table-cell>
          <table:table-cell office:value-type="float" office:value="46.6225876808167" calcext:value-type="float">
            <text:p>46.6225876808167</text:p>
          </table:table-cell>
          <table:table-cell office:value-type="float" office:value="999999" calcext:value-type="float">
            <text:p>999999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[.D3]/[.E3]" office:value-type="float" office:value="1981.87197657454" calcext:value-type="float">
            <text:p>1981.87197657454</text:p>
          </table:table-cell>
          <table:table-cell/>
          <table:table-cell office:value-type="string" calcext:value-type="string">
            <text:p>3 → 4</text:p>
          </table:table-cell>
          <table:table-cell table:formula="of:=100*((([.E5]/[.E8])+([.E6]/[.E9])+([.E7]/[.E10]))/3)-100" office:value-type="float" office:value="8.57146219541534" calcext:value-type="float">
            <text:p>8.5714621954153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47400" calcext:value-type="float">
            <text:p>1247400</text:p>
          </table:table-cell>
          <table:table-cell office:value-type="float" office:value="893.783821344376" calcext:value-type="float">
            <text:p>893.783821344376</text:p>
          </table:table-cell>
          <table:table-cell office:value-type="float" office:value="999999" calcext:value-type="float">
            <text:p>999999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table:formula="of:=[.D4]/[.E4]" office:value-type="float" office:value="1395.63949381377" calcext:value-type="float">
            <text:p>1395.63949381377</text:p>
          </table:table-cell>
          <table:table-cell/>
          <table:table-cell office:value-type="string" calcext:value-type="string">
            <text:p>4 → 5</text:p>
          </table:table-cell>
          <table:table-cell table:formula="of:=100*((([.E8]/[.E11])+([.E9]/[.E12])+([.E10]/[.E13]))/3)-100" office:value-type="float" office:value="154.391551206602" calcext:value-type="float">
            <text:p>154.391551206602</text:p>
          </table:table-cell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1550" calcext:value-type="float">
            <text:p>11550</text:p>
          </table:table-cell>
          <table:table-cell table:style-name="ce11" office:value-type="float" office:value="1.94485354423523" calcext:value-type="float">
            <text:p>1.94485354423523</text:p>
          </table:table-cell>
          <table:table-cell table:style-name="ce14" office:value-type="float" office:value="999999" calcext:value-type="float">
            <text:p>999999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D5]/[.E5]" office:value-type="float" office:value="5938.75052146499" calcext:value-type="float">
            <text:p>5938.75052146499</text:p>
          </table:table-cell>
          <table:table-cell/>
          <table:table-cell office:value-type="string" calcext:value-type="string">
            <text:p>5 → 6</text:p>
          </table:table-cell>
          <table:table-cell table:formula="of:=100*((([.E11]/[.E14])+([.E12]/[.E15])+([.E13]/[.E16]))/3)-100" office:value-type="float" office:value="416.956193319687" calcext:value-type="float">
            <text:p>416.956193319687</text:p>
          </table:table-cell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2400" calcext:value-type="float">
            <text:p>92400</text:p>
          </table:table-cell>
          <table:table-cell table:style-name="ce11" office:value-type="float" office:value="20.5590043067932" calcext:value-type="float">
            <text:p>20.5590043067932</text:p>
          </table:table-cell>
          <table:table-cell table:style-name="ce14" office:value-type="float" office:value="999999" calcext:value-type="float">
            <text:p>999999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D6]/[.E6]" office:value-type="float" office:value="4494.38108096844" calcext:value-type="float">
            <text:p>4494.38108096844</text:p>
          </table:table-cell>
          <table:table-cell table:number-columns-repeated="3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47400" calcext:value-type="float">
            <text:p>1247400</text:p>
          </table:table-cell>
          <table:table-cell table:style-name="ce11" office:value-type="float" office:value="394.064499139786" calcext:value-type="float">
            <text:p>394.064499139786</text:p>
          </table:table-cell>
          <table:table-cell table:style-name="ce14" office:value-type="float" office:value="999999" calcext:value-type="float">
            <text:p>999999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[.D7]/[.E7]" office:value-type="float" office:value="3165.47164924266" calcext:value-type="float">
            <text:p>3165.47164924266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550" calcext:value-type="float">
            <text:p>11550</text:p>
          </table:table-cell>
          <table:table-cell office:value-type="float" office:value="1.88469552993774" calcext:value-type="float">
            <text:p>1.88469552993774</text:p>
          </table:table-cell>
          <table:table-cell office:value-type="float" office:value="999999" calcext:value-type="float">
            <text:p>999999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formula="of:=[.D8]/[.E8]" office:value-type="float" office:value="6128.31081547774" calcext:value-type="float">
            <text:p>6128.3108154777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2400" calcext:value-type="float">
            <text:p>92400</text:p>
          </table:table-cell>
          <table:table-cell office:value-type="float" office:value="19.1904399394989" calcext:value-type="float">
            <text:p>19.1904399394989</text:p>
          </table:table-cell>
          <table:table-cell office:value-type="float" office:value="999999" calcext:value-type="float">
            <text:p>999999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formula="of:=[.D9]/[.E9]" office:value-type="float" office:value="4814.89743285233" calcext:value-type="float">
            <text:p>4814.8974328523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47400" calcext:value-type="float">
            <text:p>1247400</text:p>
          </table:table-cell>
          <table:table-cell office:value-type="float" office:value="341.503746032715" calcext:value-type="float">
            <text:p>341.503746032715</text:p>
          </table:table-cell>
          <table:table-cell office:value-type="float" office:value="999999" calcext:value-type="float">
            <text:p>999999</text:p>
          </table:table-cell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formula="of:=[.D10]/[.E10]" office:value-type="float" office:value="3652.6685709635" calcext:value-type="float">
            <text:p>3652.6685709635</text:p>
          </table:table-cell>
          <table:table-cell table:number-columns-repeated="3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11550" calcext:value-type="float">
            <text:p>11550</text:p>
          </table:table-cell>
          <table:table-cell table:style-name="ce11" office:value-type="float" office:value="0.934900283813477" calcext:value-type="float">
            <text:p>0.934900283813477</text:p>
          </table:table-cell>
          <table:table-cell table:style-name="ce14" office:value-type="float" office:value="999999" calcext:value-type="float">
            <text:p>999999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[.D11]/[.E11]" office:value-type="float" office:value="12354.2587375066" calcext:value-type="float">
            <text:p>12354.2587375066</text:p>
          </table:table-cell>
          <table:table-cell table:number-columns-repeated="3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92400" calcext:value-type="float">
            <text:p>92400</text:p>
          </table:table-cell>
          <table:table-cell table:style-name="ce11" office:value-type="float" office:value="7.4442024230957" calcext:value-type="float">
            <text:p>7.4442024230957</text:p>
          </table:table-cell>
          <table:table-cell table:style-name="ce14" office:value-type="float" office:value="999999" calcext:value-type="float">
            <text:p>999999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[.D12]/[.E12]" office:value-type="float" office:value="12412.3438279067" calcext:value-type="float">
            <text:p>12412.3438279067</text:p>
          </table:table-cell>
          <table:table-cell table:number-columns-repeated="3"/>
        </table:table-row>
        <table:table-row table:style-name="ro1"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1247400" calcext:value-type="float">
            <text:p>1247400</text:p>
          </table:table-cell>
          <table:table-cell table:style-name="ce11" office:value-type="float" office:value="112.41403222084" calcext:value-type="float">
            <text:p>112.41403222084</text:p>
          </table:table-cell>
          <table:table-cell table:style-name="ce14" office:value-type="float" office:value="999999" calcext:value-type="float">
            <text:p>999999</text:p>
          </table:table-cell>
          <table:table-cell table:style-name="ce11" office:value-type="float" office:value="1000" calcext:value-type="float">
            <text:p>1000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[.D13]/[.E13]" office:value-type="float" office:value="11096.4794639645" calcext:value-type="float">
            <text:p>11096.479463964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1550" calcext:value-type="float">
            <text:p>11550</text:p>
          </table:table-cell>
          <table:table-cell office:value-type="float" office:value="0.182399034500122" calcext:value-type="float">
            <text:p>0.182399034500122</text:p>
          </table:table-cell>
          <table:table-cell office:value-type="float" office:value="999999" calcext:value-type="float">
            <text:p>999999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formula="of:=[.D14]/[.E14]" office:value-type="float" office:value="63322.7036077994" calcext:value-type="float">
            <text:p>63322.703607799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2400" calcext:value-type="float">
            <text:p>92400</text:p>
          </table:table-cell>
          <table:table-cell office:value-type="float" office:value="1.44342613220215" calcext:value-type="float">
            <text:p>1.44342613220215</text:p>
          </table:table-cell>
          <table:table-cell office:value-type="float" office:value="999999" calcext:value-type="float">
            <text:p>999999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formula="of:=[.D15]/[.E15]" office:value-type="float" office:value="64014.3599582964" calcext:value-type="float">
            <text:p>64014.359958296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247400" calcext:value-type="float">
            <text:p>1247400</text:p>
          </table:table-cell>
          <table:table-cell office:value-type="float" office:value="21.511376619339" calcext:value-type="float">
            <text:p>21.511376619339</text:p>
          </table:table-cell>
          <table:table-cell office:value-type="float" office:value="999999" calcext:value-type="float">
            <text:p>999999</text:p>
          </table:table-cell>
          <table:table-cell office:value-type="float" office:value="1000" calcext:value-type="float">
            <text:p>1000</text:p>
          </table:table-cell>
          <table:table-cell office:value-type="float" office:value="6" calcext:value-type="float">
            <text:p>6</text:p>
          </table:table-cell>
          <table:table-cell table:formula="of:=[.D16]/[.E16]" office:value-type="float" office:value="57987.9206279421" calcext:value-type="float">
            <text:p>57987.9206279421</text:p>
          </table:table-cell>
          <table:table-cell table:number-columns-repeated="3"/>
        </table:table-row>
      </table:table>
      <table:table table:name="Complexity Graph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2" table:default-cell-style-name="Default"/>
        <table:table-column table:style-name="co7" table:number-columns-repeated="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Number of Elements</text:p>
          </table:table-cell>
          <table:table-cell office:value-type="string" calcext:value-type="string">
            <text:p>Number of Groups</text:p>
          </table:table-cell>
          <table:table-cell office:value-type="string" calcext:value-type="string">
            <text:p>Number of Nodes per Group</text:p>
          </table:table-cell>
          <table:table-cell office:value-type="string" calcext:value-type="string">
            <text:p>Number of Solutions</text:p>
          </table:table-cell>
          <table:table-cell/>
          <table:table-cell office:value-type="string" calcext:value-type="string">
            <text:p>Number of elements</text:p>
          </table:table-cell>
          <table:table-cell office:value-type="string" calcext:value-type="string">
            <text:p>Number of groups</text:p>
          </table:table-cell>
          <table:table-cell office:value-type="string" calcext:value-type="string">
            <text:p>Max step</text:p>
          </table:table-cell>
          <table:table-cell office:value-type="string" calcext:value-type="string">
            <text:p>Max Path</text:p>
          </table:table-cell>
          <table:table-cell office:value-type="string" calcext:value-type="string">
            <text:p>Solution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%Explored</text:p>
          </table:table-cell>
          <table:table-cell office:value-type="string" calcext:value-type="string">
            <text:p>Solutions per secon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A2]/[.B2]" office:value-type="float" office:value="12" calcext:value-type="float">
            <text:p>12</text:p>
          </table:table-cell>
          <table:table-cell table:formula="of:=([.C2]^([.A2]-1))" office:value-type="float" office:value="743008370688" calcext:value-type="float">
            <text:p>74300837068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" calcext:value-type="float">
            <text:p>1000</text:p>
          </table:table-cell>
          <table:table-cell office:value-type="float" office:value="40218" calcext:value-type="float">
            <text:p>40218</text:p>
          </table:table-cell>
          <table:table-cell office:value-type="float" office:value="0.904836416244507" calcext:value-type="float">
            <text:p>0.904836416244507</text:p>
          </table:table-cell>
          <table:table-cell table:formula="of:=([.J2]/([.G2]^([.F2]-1))*100)" office:value-type="float" office:value="0.958871841430664" calcext:value-type="float">
            <text:p>0.958871841430664</text:p>
          </table:table-cell>
          <table:table-cell table:formula="of:=[.J2]/[.K2]" office:value-type="float" office:value="44447.8131935974" calcext:value-type="float">
            <text:p>44447.813193597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A3]/[.B3]" office:value-type="float" office:value="6" calcext:value-type="float">
            <text:p>6</text:p>
          </table:table-cell>
          <table:table-cell table:formula="of:=([.C3]^([.A3]-1))" office:value-type="float" office:value="362797056" calcext:value-type="float">
            <text:p>362797056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200" calcext:value-type="float">
            <text:p>1200</text:p>
          </table:table-cell>
          <table:table-cell office:value-type="float" office:value="92400" calcext:value-type="float">
            <text:p>92400</text:p>
          </table:table-cell>
          <table:table-cell office:value-type="float" office:value="1.56386494636536" calcext:value-type="float">
            <text:p>1.56386494636536</text:p>
          </table:table-cell>
          <table:table-cell table:formula="of:=([.J3]/([.G3]^([.F3]-1))*100)" office:value-type="float" office:value="2.20298767089844" calcext:value-type="float">
            <text:p>2.20298767089844</text:p>
          </table:table-cell>
          <table:table-cell table:formula="of:=[.J3]/[.K3]" office:value-type="float" office:value="59084.3859086109" calcext:value-type="float">
            <text:p>59084.385908610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A4]/[.B4]" office:value-type="float" office:value="4" calcext:value-type="float">
            <text:p>4</text:p>
          </table:table-cell>
          <table:table-cell table:formula="of:=([.C4]^([.A4]-1))" office:value-type="float" office:value="4194304" calcext:value-type="float">
            <text:p>419430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300" calcext:value-type="float">
            <text:p>1300</text:p>
          </table:table-cell>
          <table:table-cell office:value-type="float" office:value="92400" calcext:value-type="float">
            <text:p>92400</text:p>
          </table:table-cell>
          <table:table-cell office:value-type="float" office:value="1.45274972915649" calcext:value-type="float">
            <text:p>1.45274972915649</text:p>
          </table:table-cell>
          <table:table-cell table:formula="of:=([.J4]/([.G4]^([.F4]-1))*100)" office:value-type="float" office:value="2.20298767089844" calcext:value-type="float">
            <text:p>2.20298767089844</text:p>
          </table:table-cell>
          <table:table-cell table:formula="of:=[.J4]/[.K4]" office:value-type="float" office:value="63603.5224413019" calcext:value-type="float">
            <text:p>63603.522441301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A5]/[.B5]" office:value-type="float" office:value="3" calcext:value-type="float">
            <text:p>3</text:p>
          </table:table-cell>
          <table:table-cell table:formula="of:=([.C5]^([.A5]-1))" office:value-type="float" office:value="177147" calcext:value-type="float">
            <text:p>17714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35376" calcext:value-type="float">
            <text:p>35376</text:p>
          </table:table-cell>
          <table:table-cell office:value-type="float" office:value="1.15463256835938" calcext:value-type="float">
            <text:p>1.15463256835938</text:p>
          </table:table-cell>
          <table:table-cell table:formula="of:=([.J5]/([.G5]^([.F5]-1))*100)" office:value-type="float" office:value="0.843429565429688" calcext:value-type="float">
            <text:p>0.843429565429688</text:p>
          </table:table-cell>
          <table:table-cell table:formula="of:=[.J5]/[.K5]" office:value-type="float" office:value="30638.3181710055" calcext:value-type="float">
            <text:p>30638.318171005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A6]/[.B6]" office:value-type="float" office:value="2" calcext:value-type="float">
            <text:p>2</text:p>
          </table:table-cell>
          <table:table-cell table:formula="of:=([.C6]^([.A6]-1))" office:value-type="float" office:value="2048" calcext:value-type="float">
            <text:p>2048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50" calcext:value-type="float">
            <text:p>150</text:p>
          </table:table-cell>
          <table:table-cell office:value-type="float" office:value="1000" calcext:value-type="float">
            <text:p>1000</text:p>
          </table:table-cell>
          <table:table-cell office:value-type="float" office:value="146280" calcext:value-type="float">
            <text:p>146280</text:p>
          </table:table-cell>
          <table:table-cell office:value-type="float" office:value="8.99501466751099" calcext:value-type="float">
            <text:p>8.99501466751099</text:p>
          </table:table-cell>
          <table:table-cell table:formula="of:=([.J6]/([.G6]^([.F6]-1))*100)" office:value-type="float" office:value="0.0403200625751495" calcext:value-type="float">
            <text:p>0.04032006257515</text:p>
          </table:table-cell>
          <table:table-cell table:formula="of:=[.J6]/[.K6]" office:value-type="float" office:value="16262.3414643611" calcext:value-type="float">
            <text:p>16262.3414643611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formula="of:=[.A7]/[.B7]" office:value-type="float" office:value="1" calcext:value-type="float">
            <text:p>1</text:p>
          </table:table-cell>
          <table:table-cell table:formula="of:=([.C7]^([.A7]-1))"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30" calcext:value-type="float">
            <text:p>130</text:p>
          </table:table-cell>
          <table:table-cell office:value-type="float" office:value="800" calcext:value-type="float">
            <text:p>800</text:p>
          </table:table-cell>
          <table:table-cell office:value-type="float" office:value="120" calcext:value-type="float">
            <text:p>120</text:p>
          </table:table-cell>
          <table:table-cell office:value-type="float" office:value="1.23831224441528" calcext:value-type="float">
            <text:p>1.23831224441528</text:p>
          </table:table-cell>
          <table:table-cell table:formula="of:=([.J7]/([.G7]^([.F7]-1))*100)" office:value-type="float" office:value="0.0000330763433758404" calcext:value-type="float">
            <text:p>3.30763433758404E-05</text:p>
          </table:table-cell>
          <table:table-cell table:formula="of:=[.J7]/[.K7]" office:value-type="float" office:value="96.9060917722435" calcext:value-type="float">
            <text:p>96.906091772243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IBM Plex Sans Devanagari" svg:font-family="'IBM Plex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IBM Plex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9">00/00/0000</text:date>, <text:time style:data-style-name="N2" text:time-value="12:56:50.3602094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0T11:08:04.762150993</meta:creation-date>
    <meta:generator>LibreOffice/7.1.6.2.0$Linux_X86_64 LibreOffice_project/10$Build-2</meta:generator>
    <dc:date>2021-10-27T20:31:35.458643317</dc:date>
    <meta:editing-duration>PT4H20M</meta:editing-duration>
    <meta:editing-cycles>65</meta:editing-cycles>
    <meta:document-statistic meta:table-count="2" meta:cell-count="238" meta:object-count="0"/>
  </office:meta>
</office:document-meta>
</file>